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y vamos a hablar de la comida en los Bares. </text:p>
      <text:p text:style-name="Standard"/>
      <text:p text:style-name="Standard">Hola queridas y queridos estudiantes, y bienvenidos a spanish with Alex.</text:p>
      <text:p text:style-name="Standard"/>
      <text:p text:style-name="Standard">hoy, vamos a hablar sobre los tipos de comida que podemos comer en España cuando estamos en los Bares o Restaurantes. </text:p>
      <text:p text:style-name="Standard"/>
      <text:p text:style-name="Standard">A los españoles nos gusta mucho comer y tenemos mucha comida disponible(availiable) en los bares. </text:p>
      <text:p text:style-name="Standard"/>
      <text:p text:style-name="Standard">Es comida para comer rapido, <text:s/>muchas veces <text:s/>cuando estamos de pie. </text:p>
      <text:p text:style-name="Standard">Son, como aperitivos a nosotros </text:p>
      <text:p text:style-name="Standard">nos encanta IR DE TAPAS( es una ACTIVIDAD SOCIAL en España),y consiste en quedar con los amigos para beber <text:s/>unas cañas de cerveza o unos vinos en diferentes bares y comer estos aperitivos. </text:p>
      <text:p text:style-name="Standard"/>
      <text:p text:style-name="Standard">Nos encanta comer estas pequeñas porciones de comida. <text:s/></text:p>
      <text:p text:style-name="Standard">Es algo que tomamos(comemos) con la bebida <text:s/>y normalmente es gratis, </text:p>
      <text:p text:style-name="Standard">En Galicia, en la zona donde yo vivo, tenemos las mejores, pero que voy a decir yo</text:p>
      <text:p text:style-name="Standard"/>
      <text:p text:style-name="Standard">En general tenemos estos tres tipos. LOS PINCHOS-LAS RACIONES- LAS TAPAS-</text:p>
      <text:p text:style-name="Standard">Pero hay otros nombres como Montaditos, o banderillas, </text:p>
      <text:p text:style-name="Standard">Podemos diferenciar los productos/tipos por su tamaño, presentación y los horarios en los que podemos comerlos</text:p>
      <text:p text:style-name="Standard"/>
      <text:p text:style-name="Standard"><text:tab/><text:tab/><text:tab/>PINCHOS</text:p>
      <text:p text:style-name="Standard">Vamos a empezar con Los pinchos. Son los más pequeños, <text:s/>Estos se toman durante todo el dia.</text:p>
      <text:p text:style-name="Standard">Cuando estás en un bar tomando unas copas-cañas(bebidas),(los camareros) pasan periodicamente con una bandeja para ofrecer pequeñas porciones de tortilla, pan con chorizo o de calamares....</text:p>
      <text:p text:style-name="Standard">Estos pinchos normalmente tienen un palillo, que es como un <text:s/>pequeño</text:p>
      <text:p text:style-name="Standard">palito(de madera). En algunos sitios (en españa) como en el Pais Vasco tienes que pagar, normalmente cuestan un euro</text:p>
      <text:p text:style-name="Standard">y allí(pero) son más elaborados. </text:p>
      <text:p text:style-name="Standard">He visto(veo aveces) como algunos turistas o extranjeros <text:s/>que no conocen la tradicion cogen(dos o más) varios pinchos, pero tened(teneis que tener) cuidado porque la costumbre es solo coger <text:s/>uno, y no quereis quedar mal. </text:p>
      <text:p text:style-name="Standard"/>
      <text:p text:style-name="Standard"><draw:frame draw:style-name="fr1" draw:name="gráficos1" text:anchor-type="as-char" svg:width="10.583cm" svg:height="6.271cm" draw:z-index="0"><draw:image xlink:href="https://external-content.duckduckgo.com/iu/?u=http%3A%2F%2F1.bp.blogspot.com%2F-12pbICxEHxE%2FTd0SQ6NOk6I%2FAAAAAAAAAAU%2FW3soWmBJQIY%2Fw1200-h630-p-k-no-nu%2Fpinchos3.jpg&amp;f=1&amp;nofb=1" xlink:type="simple" xlink:show="embed" xlink:actuate="onLoad"/></draw:frame> </text:p>
      <text:p text:style-name="Standard"><text:soft-page-break/><draw:frame draw:style-name="fr2" draw:name="gráficos2" text:anchor-type="as-char" svg:width="14.93cm" svg:height="10.139cm" draw:z-index="1"><draw:image xlink:href="https://external-content.duckduckgo.com/iu/?u=https%3A%2F%2Fimg-global.cpcdn.com%2F002_recipes%2Frecipes_43004_v1393351929_receta_foto_00043004%2F1200x630cq70%2Fphoto.jpg&amp;f=1&amp;nofb=1" xlink:type="simple" xlink:show="embed" xlink:actuate="onLoad"/></draw:frame> </text:p>
      <text:p text:style-name="Standard"><text:tab/><text:tab/><text:tab/>RACIONES</text:p>
      <text:p text:style-name="Standard">Las Raciones son porciones de comida MÁS grandes para una persona y se presentan en un plato, (TU) las tienes que pedir y no son gratis. </text:p>
      <text:p text:style-name="Standard">Puedes pedirlas cuando la cocina está funcionando o cuando está abierta, normalmente de 12 del mediodia a 2, y de 8 de la noche a 10.</text:p>
      <text:p text:style-name="Standard">Son fantásticas para compartir con amigos, (calamares, tortilla, pimientos....)</text:p>
      <text:p text:style-name="Standard">Las sirven(ponen) <text:s/>con tenedores o cucharas y (tu) tienes que comerlas sentado. </text:p>
      <text:p text:style-name="Standard"><text:tab/><text:tab/><draw:frame draw:style-name="fr1" draw:name="gráficos3" text:anchor-type="as-char" svg:width="9.34cm" svg:height="6.35cm" draw:z-index="2"><draw:image xlink:href="https://t4.ftcdn.net/jpg/00/28/61/31/240_F_28613159_zqzreK7NaSM5t4n82L97q3mXXWads3Hi.jpg" xlink:type="simple" xlink:show="embed" xlink:actuate="onLoad"/></draw:frame> </text:p>
      <text:p text:style-name="Standard"><text:tab/> <text:s text:c="22"/>TAPA</text:p>
      <text:p text:style-name="Standard">La tapa es como una (especie de) racion pequeña, <text:s text:c="2"/>como 1/4 de racion, la presentan</text:p>
      <text:p text:style-name="Standard">en un (pequeño) platito <text:s/>y tienes que <text:s/>comerla con tenedor o cuchara. El horario es (igual)parecido al de las raciones aunque(pero) un poco más amplio. </text:p>
      <text:p text:style-name="Standard">En algunos bares te preguntaran que TAPA quieres con la bebida, a veces tienen diferentes </text:p>
      <text:p text:style-name="Standard">opciones y es gratis. </text:p>
      <text:p text:style-name="Standard">Te preguntaran algo como:</text:p>
      <text:p text:style-name="Standard">¿que quieres comer de tapa? Tenemos paella, callos y ensaladilla.</text:p>
      <text:p text:style-name="Standard"><text:s/></text:p>
      <text:p text:style-name="Standard"/>
      <text:p text:style-name="Standard"><text:tab/> <text:s text:c="20"/></text:p>
      <text:p text:style-name="Standard"><text:soft-page-break/>MONTADITOS</text:p>
      <text:p text:style-name="Standard">los montaditos siempre tienen pan, son como pequeños bocadillos. Son muy típicos del Sur de España. Sobre todo(especialmente) de una <text:s/>región que se llama Andalucía.</text:p>
      <text:p text:style-name="Standard"><draw:frame draw:style-name="fr2" draw:name="gráficos4" text:anchor-type="as-char" svg:width="13.178cm" svg:height="7.645cm" draw:z-index="3"><draw:image xlink:href="https://external-content.duckduckgo.com/iu/?u=http%3A%2F%2Fmilrecetas.net%2Fwp-content%2Fuploads%2F2015%2F11%2FMontaditos-recetas-2.jpg&amp;f=1&amp;nofb=1" xlink:type="simple" xlink:show="embed" xlink:actuate="onLoad"/></draw:frame> </text:p>
      <text:p text:style-name="Standard"/>
      <text:p text:style-name="Standard">Y esto es todo, yo creo que esta tradicion es fantástica, porque la bebida siempre sabe(es­tá) mejor con un poco de comida. </text:p>
      <text:p text:style-name="Standard">Si estás en España bebiendo algo y pasa el camarero con una bandeja(tray) No lo dudeis y coged un pincho. </text:p>
      <text:p text:style-name="Standard"/>
      <text:p text:style-name="Standard"/>
      <text:p text:style-name="Standard">¡buen provecho amigos!</text:p>
      <text:p text:style-name="Standard">Y hasta pronto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6M58S</meta:editing-duration>
    <meta:editing-cycles>7</meta:editing-cycles>
    <meta:generator>OpenOffice/4.1.8$Win32 OpenOffice.org_project/418m3$Build-9803</meta:generator>
    <dc:date>2021-03-07T09:39:44.35</dc:date>
    <dc:creator>Alejandro </dc:creator>
    <meta:document-statistic meta:table-count="0" meta:image-count="4" meta:object-count="0" meta:page-count="3" meta:paragraph-count="45" meta:word-count="513" meta:character-count="3173"/>
    <meta:user-defined meta:name="Info 1"/>
    <meta:user-defined meta:name="Info 2"/>
    <meta:user-defined meta:name="Info 3"/>
    <meta:user-defined meta:name="Info 4"/>
  </office:meta>
</office:document-meta>
</file>